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199cm" fo:min-width="2.449cm" fo:padding-top="0.151cm" fo:padding-bottom="0.151cm" fo:padding-left="0.276cm" fo:padding-right="0.27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557cm" fo:min-width="0.307cm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2">
      <style:graphic-properties draw:stroke="none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justify" draw:auto-grow-width="true" fo:min-height="0.475cm" fo:min-width="2.47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2.699cm" fo:min-width="1.449cm" fo:padding-top="0.1cm" fo:padding-bottom="0.1cm" fo:padding-left="0.1cm" fo:padding-right="0.1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1.5cm" svg:x="2cm" svg:y="7cm">
          <text:p text:style-name="P1"><text:span text:style-name="T1">Comment</text:span></text:p>
          <draw:enhanced-geometry svg:viewBox="0 0 21600 21600" draw:glue-points="10800 0 0 10800 10800 21600 21600 10800" draw:text-areas="0 0 21600 21600" draw:type="non-primitive" draw:modifiers="18900 5400" draw:enhanced-path="M 0 0 L ?f0 0 21600 ?f1 21600 21600 0 21600 Z N M ?f0 0 L ?f0 ?f1 21600 ?f1 Z">
            <draw:equation draw:name="f0" draw:formula="$0"/>
            <draw:equation draw:name="f1" draw:formula="$1"/>
            <draw:handle draw:handle-position="$0 top" draw:handle-range-x-minimum="16200" draw:handle-range-x-maximum="21600"/>
            <draw:handle draw:handle-position="right $1" draw:handle-range-y-minimum="0" draw:handle-range-y-maximum="5400"/>
          </draw:enhanced-geometry>
        </draw:custom-shape>
        <draw:g draw:style-name="gr2">
          <draw:glue-point draw:id="4" svg:x="-0.538cm" svg:y="-0.41cm" draw:align="center" draw:escape-direction="left"/>
          <draw:glue-point draw:id="5" svg:x="0.538cm" svg:y="-0.41cm" draw:align="center" draw:escape-direction="right"/>
          <draw:path draw:style-name="gr3" draw:text-style-name="P3" draw:layer="layout" svg:width="1.075cm" svg:height="1.075cm" svg:x="2.947cm" svg:y="11.099cm" svg:viewBox="0 0 1076 1076" svg:d="M1076 538c0 94-25 187-72 269s-115 150-197 197-175 72-269 72-187-25-269-72-150-115-197-197-72-175-72-269 25-187 72-269 115-150 197-197 175-72 269-72 187 25 269 72 150 115 197 197 72 175 72 269z">
            <draw:glue-point draw:id="4" svg:x="-4.972cm" svg:y="0.009cm"/>
            <draw:glue-point draw:id="5" svg:x="5.027cm" svg:y="0.009cm"/>
            <text:p/>
          </draw:path>
          <draw:frame draw:style-name="gr4" draw:text-style-name="P5" draw:layer="layout" svg:width="2.97cm" svg:height="0.725cm" svg:x="2cm" svg:y="12.275cm">
            <draw:text-box>
              <text:p text:style-name="P4"><text:span text:style-name="T2">Interface</text:span></text:p>
            </draw:text-box>
          </draw:frame>
        </draw:g>
        <draw:custom-shape draw:style-name="gr5" draw:text-style-name="P2" draw:layer="layout" svg:width="2cm" svg:height="3cm" svg:x="6cm" svg:y="8cm">
          <text:p text:style-name="P6"><text:span text:style-name="T3">«artifact»</text:span></text:p>
          <text:p text:style-name="P6"><text:span text:style-name="T4">Name</text:span></text:p>
          <draw:enhanced-geometry svg:viewBox="0 0 21600 21600" draw:glue-points="10800 0 0 10800 10800 21600 21600 10800" draw:text-areas="0 0 21600 21600" draw:type="non-primitive" draw:modifiers="16979.9100449775 3426.05798067311" draw:enhanced-path="M 0 0 L ?f0 0 21600 ?f1 21600 21600 0 21600 Z N M ?f0 0 L ?f0 ?f1 21600 ?f1 Z">
            <draw:equation draw:name="f0" draw:formula="$0"/>
            <draw:equation draw:name="f1" draw:formula="$1"/>
            <draw:handle draw:handle-position="$0 top" draw:handle-range-x-minimum="16200" draw:handle-range-x-maximum="21600"/>
            <draw:handle draw:handle-position="right $1" draw:handle-range-y-minimum="0" draw:handle-range-y-maximum="54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omponent" svg:viewBox="0 0 338 419" svg:d="M1 86c1-2 2-3 4-4 1-1 2-1 4-1h55v-72c0-2 0-3 1-4 1-2 2-3 4-4 1-1 2-1 4-1h256c2 0 3 0 5 1 1 1 2 2 3 4 1 1 1 2 1 4v400c0 2 0 3-1 5-1 1-2 2-3 3-2 1-3 1-5 1h-252c-1 1-3 1-4 1-2 0-3 0-4-1-2-1-3-2-4-3-1-2-1-3-1-5v-1-70h-55c-2 0-3 0-4-1-2-1-3-2-4-3-1-2-1-3-1-5v-80c0-2 0-3 1-4 1-2 2-3 4-4 1-1 2-1 4-1h55v-63h-51c-1 1-3 1-4 1-2 0-3 0-4-1-2-1-3-2-4-3-1-2-1-3-1-5v-1-79c0-2 0-3 1-4zM137 81c2 0 3 0 5 1 1 1 2 2 3 4 1 1 1 2 1 4v79 1c0 2 0 3-1 5-1 1-2 2-3 3-2 1-3 1-5 1-1 0-3 0-4-1h-51v63h55c2 0 3 0 5 1 1 1 2 2 3 4 1 1 1 2 1 4v80c0 2 0 3-1 5-1 1-2 2-3 3-2 1-3 1-5 1h-55v61h238v-382h-238v63zM18 99v61h55 55v-61zM128 321v-62h-110v62h55z"/>
    <draw:marker draw:name="Not_20_navigable" draw:display-name="Not navigable" svg:viewBox="0 0 706 1270" svg:d="M0 352l35-35 36-35 232 232v-514h50 50v513l232-231 35 35 36 35-282 283 282 282-36 35-35 35-232-231v514h-50-50v-515l-232 232-36-35-35-35 282-282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14:05:52.418455233</meta:creation-date>
    <dc:date>2025-03-01T17:46:57.986778255</dc:date>
    <meta:editing-duration>PT2M43S</meta:editing-duration>
    <meta:editing-cycles>4</meta:editing-cycles>
    <meta:generator>LibreOffice/24.8.5.2$Linux_X86_64 LibreOffice_project/480$Build-2</meta:generator>
    <meta:document-statistic meta:object-count="5"/>
  </office:meta>
</office:document-meta>
</file>